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CA0000019BD210A43AC8D51BF4.png" manifest:media-type="image/png"/>
  <manifest:file-entry manifest:full-path="Pictures/10000201000001C80000019945613D4EAC50FA7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04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065cm" svg:height="10.821cm" svg:x="-0.397cm" svg:y="0.19cm">
          <draw:image xlink:href="Pictures/10000201000001C80000019945613D4EAC50FA79.png" xlink:type="simple" xlink:show="embed" xlink:actuate="onLoad" loext:mime-type="image/png">
            <text:p/>
          </draw:image>
        </draw:frame>
        <draw:frame draw:style-name="gr1" draw:text-style-name="P1" draw:layer="layout" svg:width="12.118cm" svg:height="10.874cm" svg:x="10.71cm" svg:y="0.137cm">
          <draw:image xlink:href="Pictures/10000201000001CA0000019BD210A43AC8D51BF4.png" xlink:type="simple" xlink:show="embed" xlink:actuate="onLoad" loext:mime-type="image/png">
            <text:p/>
          </draw:image>
        </draw:frame>
        <draw:frame draw:style-name="gr2" draw:text-style-name="P2" draw:layer="layout" svg:width="1.651cm" svg:height="1.292cm" svg:x="4.794cm" svg:y="9.741cm">
          <draw:text-box>
            <text:p>W2</text:p>
          </draw:text-box>
        </draw:frame>
        <draw:frame draw:style-name="gr2" draw:text-style-name="P2" draw:layer="layout" svg:width="1.651cm" svg:height="1.292cm" svg:x="15.97cm" svg:y="9.741cm">
          <draw:text-box>
            <text:p>W3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9T17:53:49.559707702</meta:creation-date>
    <dc:date>2020-12-09T17:58:12.155116791</dc:date>
    <meta:editing-duration>PT3M33S</meta:editing-duration>
    <meta:editing-cycles>2</meta:editing-cycles>
    <meta:generator>LibreOffice/6.1.5.2$Linux_X86_64 LibreOffice_project/10$Build-2</meta:generator>
    <meta:document-statistic meta:object-count="4"/>
  </office:meta>
</office:document-meta>
</file>